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år</text:p>
          </table:table-cell>
          <table:table-cell office:value-type="string" calcext:value-type="string">
            <text:p>innskudd</text:p>
          </table:table-cell>
          <table:table-cell office:value-type="string" calcext:value-type="string">
            <text:p>saldo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SUM(([.C2]*1.05)+[.B3])" office:value-type="float" office:value="3.25" calcext:value-type="float">
            <text:p>3.2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formula="of:=SUM(([.C3]*1.05)+[.B4])" office:value-type="float" office:value="1.4125" calcext:value-type="float">
            <text:p>1.4125</text:p>
          </table:table-cell>
          <table:table-cell table:number-columns-repeated="2" office:value-type="float" office:value="4.67" calcext:value-type="float">
            <text:p>4.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table:formula="of:=SUM(([.C4]*1.05)+[.B5])" office:value-type="float" office:value="-0.516875" calcext:value-type="float">
            <text:p>-0.516875</text:p>
          </table:table-cell>
          <table:table-cell table:formula="of:=SUM([.D4]*1.06)" office:value-type="float" office:value="4.9502" calcext:value-type="float">
            <text:p>4.9502</text:p>
          </table:table-cell>
          <table:table-cell table:formula="of:=SUM([.E4]*1.055)" office:value-type="float" office:value="4.92685" calcext:value-type="float">
            <text:p>4.926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table:formula="of:=SUM(([.C5]*1.05)+[.B6])" office:value-type="float" office:value="-2.54271875" calcext:value-type="float">
            <text:p>-2.54271875</text:p>
          </table:table-cell>
          <table:table-cell table:formula="of:=SUM([.D5]*1.06)" office:value-type="float" office:value="5.247212" calcext:value-type="float">
            <text:p>5.247212</text:p>
          </table:table-cell>
          <table:table-cell table:formula="of:=SUM([.E5]*1.055)" office:value-type="float" office:value="5.19782675" calcext:value-type="float">
            <text:p>5.197826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table:formula="of:=SUM(([.C6]*1.05)+[.B7])" office:value-type="float" office:value="-4.6698546875" calcext:value-type="float">
            <text:p>-4.6698546875</text:p>
          </table:table-cell>
          <table:table-cell table:formula="of:=SUM([.D6]*1.06)" office:value-type="float" office:value="5.56204472" calcext:value-type="float">
            <text:p>5.56204472</text:p>
          </table:table-cell>
          <table:table-cell table:formula="of:=SUM([.E6]*1.055)" office:value-type="float" office:value="5.48370722125" calcext:value-type="float">
            <text:p>5.48370722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SUM(([.C7]*1.05)+[.B8])" office:value-type="float" office:value="0.0966525781250001" calcext:value-type="float">
            <text:p>0.0966525781</text:p>
          </table:table-cell>
          <table:table-cell table:formula="of:=SUM([.D7]*1.06)" office:value-type="float" office:value="5.8957674032" calcext:value-type="float">
            <text:p>5.8957674032</text:p>
          </table:table-cell>
          <table:table-cell table:formula="of:=SUM([.E7]*1.055)" office:value-type="float" office:value="5.78531111841875" calcext:value-type="float">
            <text:p>5.7853111184</text:p>
          </table:table-cell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4T22:51:08.064929955</meta:creation-date>
    <dc:date>2014-10-04T23:02:52.170434875</dc:date>
    <meta:editing-duration>P0D</meta:editing-duration>
    <meta:editing-cycles>1</meta:editing-cycles>
    <meta:document-statistic meta:table-count="1" meta:cell-count="34" meta:object-count="0"/>
    <meta:generator>LibreOffice/4.1.3.2$Linux_X86_64 LibreOffice_project/410m0$Build-2</meta:generator>
  </office:meta>
</office:document-meta>
</file>